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1" svg:font-family="'Droid Sans Fallback'" style:font-family-generic="modern"/>
    <style:font-face style:name="Liberation Mono" svg:font-family="'Liberation Mono', 'Courier New'" style:font-family-generic="modern"/>
    <style:font-face style:name="FreeSans1" svg:font-family="FreeSans" style:font-family-generic="swiss"/>
    <style:font-face style:name="Droid Arabic Naskh" svg:font-family="'Droid Arabic Nask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in" style:contextual-spacing="false" fo:text-align="justify" style:justify-single-word="false" fo:padding="0in" fo:border="none"/>
      <style:text-properties style:font-name="Droid Arabic Naskh" fo:font-size="10.5pt" officeooo:rsid="000a2053" officeooo:paragraph-rsid="000a2053" style:font-size-asian="10.5pt" style:font-name-complex="Droid Arabic Naskh"/>
    </style:style>
    <style:style style:name="P2" style:family="paragraph" style:parent-style-name="Preformatted_20_Text">
      <style:paragraph-properties fo:margin-top="0in" fo:margin-bottom="0in" style:contextual-spacing="false" fo:text-align="justify" style:justify-single-word="false" fo:padding="0in" fo:border="none"/>
      <style:text-properties style:font-name="Droid Arabic Naskh" fo:font-size="10.5pt" officeooo:rsid="000c1f6f" officeooo:paragraph-rsid="000c1f6f" style:font-size-asian="10.5pt" style:font-name-complex="Droid Arabic Naskh"/>
    </style:style>
    <style:style style:name="P3" style:family="paragraph" style:parent-style-name="Preformatted_20_Text">
      <style:paragraph-properties fo:margin-top="0in" fo:margin-bottom="0in" style:contextual-spacing="false" fo:text-align="justify" style:justify-single-word="false" fo:padding="0in" fo:border="none"/>
      <style:text-properties style:font-name="Droid Arabic Naskh" fo:font-size="10.5pt" officeooo:rsid="000b1833" officeooo:paragraph-rsid="000b1833" style:font-size-asian="10.5pt" style:font-name-complex="Droid Arabic Naskh"/>
    </style:style>
    <style:style style:name="P4" style:family="paragraph" style:parent-style-name="Preformatted_20_Text">
      <style:paragraph-properties fo:margin-top="0in" fo:margin-bottom="0in" style:contextual-spacing="false" fo:text-align="justify" style:justify-single-word="false" fo:padding="0in" fo:border="none"/>
      <style:text-properties style:font-name="Droid Arabic Naskh" fo:font-size="10.5pt" officeooo:rsid="000b1833" officeooo:paragraph-rsid="000cf3e2" style:font-size-asian="10.5pt" style:font-name-complex="Droid Arabic Naskh"/>
    </style:style>
    <style:style style:name="P5" style:family="paragraph" style:parent-style-name="Preformatted_20_Text">
      <style:paragraph-properties fo:margin-top="0in" fo:margin-bottom="0in" style:contextual-spacing="false" fo:text-align="justify" style:justify-single-word="false" fo:padding="0in" fo:border="none"/>
      <style:text-properties style:font-name="Droid Arabic Naskh" fo:font-size="10.5pt" officeooo:rsid="0008d85d" officeooo:paragraph-rsid="0008d85d" style:font-size-asian="10.5pt" style:font-name-complex="Droid Arabic Naskh"/>
    </style:style>
    <style:style style:name="P6" style:family="paragraph" style:parent-style-name="Preformatted_20_Text">
      <style:paragraph-properties fo:margin-top="0in" fo:margin-bottom="0in" style:contextual-spacing="false" fo:text-align="justify" style:justify-single-word="false" fo:padding="0in" fo:border="none"/>
      <style:text-properties style:font-name="Droid Arabic Naskh" fo:font-size="10.5pt" officeooo:rsid="000cf3e2" officeooo:paragraph-rsid="000cf3e2" style:font-size-asian="10.5pt" style:font-name-complex="Droid Arabic Naskh"/>
    </style:style>
    <style:style style:name="P7" style:family="paragraph" style:parent-style-name="Preformatted_20_Text">
      <style:paragraph-properties fo:margin-top="0in" fo:margin-bottom="0in" style:contextual-spacing="false" fo:text-align="justify" style:justify-single-word="false" fo:padding="0in" fo:border="none"/>
      <style:text-properties style:font-name="Droid Arabic Naskh" fo:font-size="10.5pt" officeooo:rsid="000ef388" officeooo:paragraph-rsid="000ef388" style:font-size-asian="10.5pt" style:font-name-complex="Droid Arabic Naskh"/>
    </style:style>
    <style:style style:name="P8" style:family="paragraph" style:parent-style-name="Preformatted_20_Text">
      <style:paragraph-properties fo:margin-top="0in" fo:margin-bottom="0in" style:contextual-spacing="false" fo:text-align="justify" style:justify-single-word="false" fo:padding="0in" fo:border="none"/>
      <style:text-properties style:font-name="Droid Arabic Naskh" fo:font-size="10.5pt" officeooo:rsid="000f5d6e" officeooo:paragraph-rsid="000f5d6e" style:font-size-asian="10.5pt" style:font-name-complex="Droid Arabic Naskh"/>
    </style:style>
    <style:style style:name="P9" style:family="paragraph" style:parent-style-name="Preformatted_20_Text">
      <style:paragraph-properties fo:margin-top="0in" fo:margin-bottom="0in" style:contextual-spacing="false" fo:text-align="justify" style:justify-single-word="false" fo:padding="0in" fo:border="none"/>
      <style:text-properties officeooo:paragraph-rsid="000cf3e2"/>
    </style:style>
    <style:style style:name="P10" style:family="paragraph" style:parent-style-name="Preformatted_20_Text">
      <style:paragraph-properties fo:margin-left="0in" fo:margin-right="0in" fo:margin-top="0in" fo:margin-bottom="0in" style:contextual-spacing="false" fo:text-align="justify" style:justify-single-word="false" fo:text-indent="0in" style:auto-text-indent="false" fo:padding="0in" fo:border="none"/>
      <style:text-properties fo:font-variant="normal" fo:text-transform="none" fo:color="#808080" style:text-line-through-style="none" style:text-line-through-type="none" style:font-name="Droid Arabic Naskh" fo:font-size="10pt" fo:letter-spacing="normal" fo:font-style="normal" style:text-underline-style="none" fo:font-weight="bold" officeooo:rsid="0004fbae" officeooo:paragraph-rsid="0006bef0" style:font-size-asian="10pt" style:font-style-asian="normal" style:font-weight-asian="bold" style:font-name-complex="Droid Arabic Naskh" style:font-weight-complex="bold"/>
    </style:style>
    <style:style style:name="P11" style:family="paragraph" style:parent-style-name="Preformatted_20_Text">
      <style:paragraph-properties fo:margin-top="0in" fo:margin-bottom="0.1965in" style:contextual-spacing="false"/>
    </style:style>
    <style:style style:name="P12" style:family="paragraph" style:parent-style-name="Preformatted_20_Text">
      <style:paragraph-properties fo:margin-top="0in" fo:margin-bottom="0in" style:contextual-spacing="false" fo:text-align="justify" style:justify-single-word="false" fo:padding="0in" fo:border="none"/>
      <style:text-properties style:font-name="Droid Arabic Naskh" fo:font-size="10.5pt" officeooo:rsid="000bc18f" officeooo:paragraph-rsid="000f5d6e" style:font-size-asian="10.5pt" style:font-name-complex="Droid Arabic Naskh"/>
    </style:style>
    <style:style style:name="P13" style:family="paragraph" style:parent-style-name="Preformatted_20_Text">
      <style:paragraph-properties fo:margin-top="0in" fo:margin-bottom="0in" style:contextual-spacing="false" fo:text-align="justify" style:justify-single-word="false" fo:padding="0in" fo:border="none"/>
      <style:text-properties style:font-name="Droid Arabic Naskh" fo:font-size="10.5pt" officeooo:rsid="0008d85d" officeooo:paragraph-rsid="0008d85d" style:font-size-asian="10.5pt" style:font-name-complex="Droid Arabic Naskh"/>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fo:font-weight="normal" officeooo:rsid="000a5a9a" style:font-weight-asian="normal" style:font-weight-complex="normal"/>
    </style:style>
    <style:style style:name="T4" style:family="text">
      <style:text-properties fo:font-weight="normal" officeooo:rsid="000cf3e2" style:font-weight-asian="normal" style:font-weight-complex="normal"/>
    </style:style>
    <style:style style:name="T5" style:family="text">
      <style:text-properties officeooo:rsid="000bc18f"/>
    </style:style>
    <style:style style:name="T6" style:family="text">
      <style:text-properties style:font-name="Droid Arabic Naskh" fo:font-size="10.5pt" officeooo:rsid="000cf3e2" style:font-size-asian="10.5pt" style:font-name-complex="Droid Arabic Naskh"/>
    </style:style>
    <style:style style:name="T7" style:family="text">
      <style:text-properties style:font-name="Droid Arabic Naskh" fo:font-weight="normal" style:font-weight-asian="normal" style:font-name-complex="Droid Arabic Naskh" style:font-weight-complex="normal"/>
    </style:style>
    <style:style style:name="T8" style:family="text">
      <style:text-properties style:font-name="Droid Arabic Naskh" fo:font-weight="normal" officeooo:rsid="000f5d6e" style:font-weight-asian="normal" style:font-name-complex="Droid Arabic Naskh" style:font-weight-complex="normal"/>
    </style:style>
    <style:style style:name="T9" style:family="text">
      <style:text-properties style:font-name="Droid Arabic Naskh" fo:font-weight="bold" style:font-weight-asian="bold" style:font-name-complex="Droid Arabic Naskh" style:font-weight-complex="bold"/>
    </style:style>
    <style:style style:name="T10" style:family="text">
      <style:text-properties officeooo:rsid="000cf43b"/>
    </style:style>
    <style:style style:name="T11" style:family="text">
      <style:text-properties fo:font-weight="bold" style:font-weight-asian="bold" style:font-weight-complex="bold"/>
    </style:style>
    <style:style style:name="T12" style:family="text">
      <style:text-properties officeooo:rsid="000f5d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ISCUSSION</text:p>
      <text:p text:style-name="P3">The differential expression and functional enrichment analysis have provided an interesting perspective of the endometrial cancer, remarking the most important genes and pathways which suffer changes during the disease, and raising hypotheses about how they could affect to its advance. </text:p>
      <text:p text:style-name="P4">In total, our analysis identified nine functional groups which could be, directly or indirectly, involved in endometrial cancer. <text:span text:style-name="T5">However, eight of them seem to be functional groups which tend to be differentially expressed in many other types of cancer. </text:span></text:p>
      <text:p text:style-name="P12">Between these eight groups, there is the regulation of fibroblast migration, which is directly related with tissue damage, and therefore, with tumors. Fibroblasts are considered to have a key role in the malignant progression of cancer and represent an important target in endometrial cancer research, as it has been demonstrated in some current articles (1,2,3). Another important group is regulation of sister chromatid cohesion, as it has been proved that aberrant sister chromatid cohesion causes instability and contributes to the development of cancer. Several studies have targeted candidate chromosome instability genes in order to treat endometrial cancer (4).</text:p>
      <text:p text:style-name="P12">There is also the functional group of positive regulation of exosomal secretion, which is fundamental due to the increasing evidence that tumor cells release excessive amount of exosomes. There are two functional groups, regulation of interleukin-12 production and alpha-beta T cell activation, which are clearly part of the development of the immune response against the tumor, and therefore, they are differentially expressed in comparison with normal samples. Cancer affects as well the signaling pathways, and this is translated into differentially expressed genes in functions such as G-protein coupled receptor pathway or phosphatidylinositol-3-phosphate biosyntesis.</text:p>
      <text:p text:style-name="P6">There is one group identified between the top ten differentially expressed functional groups which has been directly related with endometrial cancer: negative regulation of smooth muscle contraction. <text:span text:style-name="T10">This is because fibroids, which are benign tumors of smooth muscle, are believed to alter muscular contraction of uterus. However, there is not much investigation in this direction.</text:span></text:p>
      <text:p text:style-name="P7">It is also important to remark that there are two differentially expressed genes known to have important roles in endometrial cancer which are part of two of the top ten differentially expressed functional groups. The first is <text:span text:style-name="T11">PIK3CA</text:span><text:span text:style-name="T2">, which is part of the </text:span><text:span text:style-name="T7">Phosphatidylinositol-3-phosphate biosynthetic process, and has an established role in the pathogenesis of serous endometrial cancer (</text:span><text:span text:style-name="T8">5</text:span><text:span text:style-name="T7">). The second is </text:span><text:span text:style-name="T9">CTNNB1</text:span><text:span text:style-name="T7">, in regulation of sister chromatid cohesion, a gene with an unusually high frequency of mutations in endometroid tumors (52%) (</text:span><text:span text:style-name="T8">6</text:span><text:span text:style-name="T7">).</text:span></text:p>
      <text:p text:style-name="P3"/>
      <text:p text:style-name="P9"><text:soft-page-break/><text:span text:style-name="T6">(1) </text:span><text:a xlink:type="simple" xlink:href="http://www.ncbi.nlm.nih.gov/pmc/articles/PMC3724864/"><text:span text:style-name="T6">http://www.ncbi.nlm.nih.gov/pmc/articles/PMC3724864/</text:span></text:a><text:span text:style-name="T6"> </text:span></text:p>
      <text:p text:style-name="P9">@Article{pmid23922669,</text:p>
      <text:p text:style-name="Preformatted_20_Text"><text:s text:c="3"/>Author="Subramaniam, K. S. <text:s/>and Tham, S. T. <text:s/>and Mohamed, Z. <text:s/>and Woo, Y. L. <text:s/>and Mat Adenan, N. A. <text:s/>and Chung, I. ",</text:p>
      <text:p text:style-name="Preformatted_20_Text"><text:s text:c="3"/>Title="{{C}ancer-associated fibroblasts promote proliferation of endometrial cancer cells}",</text:p>
      <text:p text:style-name="Preformatted_20_Text"><text:s text:c="3"/>Journal="PLoS ONE",</text:p>
      <text:p text:style-name="Preformatted_20_Text"><text:s text:c="3"/>Year="2013",</text:p>
      <text:p text:style-name="Preformatted_20_Text"><text:s text:c="3"/>Volume="8",</text:p>
      <text:p text:style-name="Preformatted_20_Text"><text:s text:c="3"/>Number="7",</text:p>
      <text:p text:style-name="Preformatted_20_Text"><text:s text:c="3"/>Pages="e68923"</text:p>
      <text:p text:style-name="P11">}</text:p>
      <text:p text:style-name="P2"><text:span text:style-name="T3">(</text:span><text:span text:style-name="T4">2</text:span><text:span text:style-name="T2">) </text:span><text:a xlink:type="simple" xlink:href="https://jhoonline.biomedcentral.com/articles/10.1186/s13045-015-0231-4"><text:span text:style-name="T2">https://jhoonline.biomedcentral.com/articles/10.1186/s13045-015-0231-4</text:span></text:a><text:span text:style-name="T2"> </text:span></text:p>
      <text:p text:style-name="P2">% 26851944 </text:p>
      <text:p text:style-name="Preformatted_20_Text">@Article{pmid26851944,</text:p>
      <text:p text:style-name="Preformatted_20_Text"><text:s text:c="3"/>Author="Teng, F. <text:s/>and Tian, W. Y. <text:s/>and Wang, Y. M. <text:s/>and Zhang, Y. F. <text:s/>and Guo, F. <text:s/>and Zhao, J. <text:s/>and Gao, C. <text:s/>and Xue, F. X. ",</text:p>
      <text:p text:style-name="Preformatted_20_Text"><text:s text:c="3"/>Title="{{C}ancer-associated fibroblasts promote the progression of endometrial cancer via the {S}{D}{F}-1/{C}{X}{C}{R}4 axis}",</text:p>
      <text:p text:style-name="Preformatted_20_Text"><text:s text:c="3"/>Journal="J Hematol Oncol",</text:p>
      <text:p text:style-name="Preformatted_20_Text"><text:s text:c="3"/>Year="2016",</text:p>
      <text:p text:style-name="Preformatted_20_Text"><text:s text:c="3"/>Volume="9",</text:p>
      <text:p text:style-name="Preformatted_20_Text"><text:s text:c="3"/>Pages="8"</text:p>
      <text:p text:style-name="P11">}</text:p>
      <text:p text:style-name="P2"><text:span text:style-name="T2">(</text:span><text:span text:style-name="T4">3</text:span><text:span text:style-name="T2">) </text:span><text:a xlink:type="simple" xlink:href="http://www.nature.com.sare.upf.edu/nrc/journal/v10/n2/full/nrc2780.html"><text:span text:style-name="T2">http://www.nature.com.sare.upf.edu/nrc/journal/v10/n2/full/nrc2780.html</text:span></text:a><text:span text:style-name="T2"> </text:span></text:p>
      <text:p text:style-name="P2">@Article{pmid20094046,</text:p>
      <text:p text:style-name="Preformatted_20_Text"><text:s text:c="3"/>Author="Turner, N. <text:s/>and Grose, R. ",</text:p>
      <text:p text:style-name="Preformatted_20_Text"><text:s text:c="3"/>Title="{{F}ibroblast growth factor signalling: from development to cancer}",</text:p>
      <text:p text:style-name="Preformatted_20_Text"><text:s text:c="3"/>Journal="Nat. Rev. Cancer",</text:p>
      <text:p text:style-name="Preformatted_20_Text"><text:s text:c="3"/>Year="2010",</text:p>
      <text:p text:style-name="Preformatted_20_Text"><text:s text:c="3"/>Volume="10",</text:p>
      <text:p text:style-name="Preformatted_20_Text"><text:s text:c="3"/>Number="2",</text:p>
      <text:p text:style-name="Preformatted_20_Text"><text:s text:c="3"/>Pages="116--129",</text:p>
      <text:p text:style-name="Preformatted_20_Text"><text:s text:c="3"/>Month="Feb"</text:p>
      <text:p text:style-name="Preformatted_20_Text">}</text:p>
      <text:p text:style-name="P8">(4) <text:a xlink:type="simple" xlink:href="http://journals.plos.org/plosone/article?id=10.1371/journal.pone.0063313">http://journals.plos.org/plosone/article?id=10.1371/journal.pone.0063313</text:a></text:p>
      <text:p text:style-name="P8">@Article{pmid23755103,</text:p>
      <text:p text:style-name="Preformatted_20_Text"><text:s text:c="3"/>Author="Price, J. C. <text:s/>and Pollock, L. M. <text:s/>and Rudd, M. L. <text:s/>and Fogoros, S. K. <text:s/>and Mohamed, H. <text:s/>and Hanigan, C. L. <text:s/>and Le Gallo, M. <text:s/>and Program, N. I. <text:s/>and Zhang, S. <text:s/>and Cruz, P. <text:s/>and Cherukuri, P. F. <text:s/>and Hansen, N. F. <text:s/>and McManus, K. J. <text:s/>and Godwin, A. K. <text:s/>and Sgroi, D. C. <text:s/>and Mullikin, J. C. <text:s/>and Merino, M. J. <text:s/>and Hieter, P. <text:s/>and Bell, D. W. ",</text:p>
      <text:p text:style-name="Preformatted_20_Text"><text:s text:c="3"/>Title="{{S}equencing of candidate chromosome instability genes in endometrial cancers reveals somatic mutations in {E}{S}{C}{O}1, {C}{H}{T}{F}18, and {M}{R}{E}11{A}}",</text:p>
      <text:p text:style-name="Preformatted_20_Text"><text:s text:c="3"/>Journal="PLoS ONE",</text:p>
      <text:p text:style-name="Preformatted_20_Text"><text:s text:c="3"/>Year="2014",</text:p>
      <text:p text:style-name="Preformatted_20_Text"><text:s text:c="3"/>Volume="8",</text:p>
      <text:p text:style-name="Preformatted_20_Text"><text:s text:c="3"/>Number="6",</text:p>
      <text:p text:style-name="Preformatted_20_Text"><text:s text:c="3"/>Pages="e63313"</text:p>
      <text:p text:style-name="P11">}</text:p>
      <text:p text:style-name="P7">(<text:span text:style-name="T12">5</text:span>) Exome sequencing of serous endometrial tumors identifies recurrent somatic mutations in chromatin-remodeling and ubiquitin ligase complex genes</text:p>
      <text:p text:style-name="P7"><text:soft-page-break/>@Article{pmid23104009,</text:p>
      <text:p text:style-name="Preformatted_20_Text"><text:s text:c="3"/>Author="Le Gallo, M. <text:s/>and O'Hara, A. J. <text:s/>and Rudd, M. L. <text:s/>and Urick, M. E. <text:s/>and Hansen, N. F. <text:s/>and O'Neil, N. J. <text:s/>and Price, J. C. <text:s/>and Zhang, S. <text:s/>and England, B. M. <text:s/>and Godwin, A. K. <text:s/>and Sgroi, D. C. <text:s/>and Hieter, P. <text:s/>and Mullikin, J. C. <text:s/>and Merino, M. J. <text:s/>and Bell, D. W. <text:s/>and Benjamin, B. <text:s/>and Blakesley, R. <text:s/>and Bouffard, G. <text:s/>and Brooks, S. <text:s/>and Coleman, H. <text:s/>and Dekhtyar, M. <text:s/>and Gregory, M. <text:s/>and Guan, X. <text:s/>and Gupta, J. <text:s/>and Han, J. <text:s/>and Hargrove, A. <text:s/>and Ho, S. L. <text:s/>and Johnson, T. <text:s/>and Legaspi, R. <text:s/>and Lovett, S. <text:s/>and Maduro, Q. <text:s/>and Masiello, C. <text:s/>and Maskeri, B. <text:s/>and McDowell, J. <text:s/>and Montemayor, C. <text:s/>and Mullikin, J. <text:s/>and Novotny, B. <text:s/>and Park, M. <text:s/>and Riebow, N. <text:s/>and Schandler, K. <text:s/>and Schmidt, B. <text:s/>and Sison, C. <text:s/>and Stantripop, M. <text:s/>and Thomas, J. <text:s/>and Vemulapalli, M. <text:s/>and Young, A. ",</text:p>
      <text:p text:style-name="Preformatted_20_Text"><text:s text:c="3"/>Title="{{E}xome sequencing of serous endometrial tumors identifies recurrent somatic mutations in chromatin-remodeling and ubiquitin ligase complex genes}",</text:p>
      <text:p text:style-name="Preformatted_20_Text"><text:s text:c="3"/>Journal="Nat. Genet.",</text:p>
      <text:p text:style-name="Preformatted_20_Text"><text:s text:c="3"/>Year="2012",</text:p>
      <text:p text:style-name="Preformatted_20_Text"><text:s text:c="3"/>Volume="44",</text:p>
      <text:p text:style-name="Preformatted_20_Text"><text:s text:c="3"/>Number="12",</text:p>
      <text:p text:style-name="Preformatted_20_Text"><text:s text:c="3"/>Pages="1310--1315",</text:p>
      <text:p text:style-name="Preformatted_20_Text"><text:s text:c="3"/>Month="Dec"</text:p>
      <text:p text:style-name="P11">}</text:p>
      <text:p text:style-name="P7">(<text:span text:style-name="T12">6</text:span>) Integrated genomic characterization of endometrial carcinoma</text:p>
      <text:p text:style-name="P5">@Article{pmid23636398,</text:p>
      <text:p text:style-name="Preformatted_20_Text"><text:s text:c="3"/>Author="Kandoth, C. <text:s/>and Schultz, N. <text:s/>and Cherniack, A. D. <text:s/>and Akbani, R. <text:s/>and Liu, Y. <text:s/>and Shen, H. <text:s/>and Robertson, A. G. <text:s/>and Pashtan, I. <text:s/>and Shen, R. <text:s/>and Benz, C. C. <text:s/>and Yau, C. <text:s/>and Laird, P. W. <text:s/>and Ding, L. <text:s/>and Zhang, W. <text:s/>and Mills, G. B. <text:s/>and Kucherlapati, R. <text:s/>and Mardis, E. R. <text:s/>and Levine, D. A. <text:s/>and Getz, G. <text:s/>and Gabriel, S. B. <text:s/>and Cibulskis, K. <text:s/>and Lander, E. <text:s/>and Sivachenko, A. <text:s/>and Sougnez, C. <text:s/>and Lawrence, M. <text:s/>and Kandoth, C. <text:s/>and Dooling, D. <text:s/>and Fulton, R. <text:s/>and Fulton, L. <text:s/>and Kalicki-Veizer, J. <text:s/>and McLellan, M. D. <text:s/>and O'Laughlin, M. <text:s/>and Schmidt, H. <text:s/>and Wilson, R. K. <text:s/>and Ye, K. <text:s/>and Ding, L. <text:s/>and Mardis, E. R. <text:s/>and Ally, A. <text:s/>and Balasundaram, M. <text:s/>and Birol, I. <text:s/>and Butterfield, Y. S. <text:s/>and Carlsen, R. <text:s/>and Carter, C. <text:s/>and Chu, A. <text:s/>and Chuah, E. <text:s/>and Chuah, H. J. <text:s/>and Dhalla, N. <text:s/>and Guin, R. <text:s/>and Hirst, C. <text:s/>and Holt, R. A. <text:s/>and Jones, S. J. <text:s/>and Lee, D. <text:s/>and Li, H. I. <text:s/>and Marra, M. A. <text:s/>and Mayo, M. <text:s/>and Moore, R. A. <text:s/>and Mungall, A. J. <text:s/>and Plettner, P. <text:s/>and Schein, J. E. <text:s/>and Sipahimalani, P. <text:s/>and Tam, A. <text:s/>and Varhol, R. J. <text:s/>and Robertson, A. <text:s/>and Cherniack, A. D. <text:s/>and Pashtan, I. <text:s/>and Saksena, G. <text:s/>and Onofrio, R. C. <text:s/>and Schumacher, S. E. <text:s/>and Tabak, B. <text:s/>and Carter, S. L. <text:s/>and Hernandez, B. <text:s/>and Gentry, J. <text:s/>and Salvesen, H. B. <text:s/>and Ardlie, K. <text:s/>and Getz, G. <text:s/>and Winckler, W. <text:s/>and Beroukhim, R. <text:s/>and Gabriel, S. B. <text:s/>and Meyerson, M. <text:s/>and Hadjipanayis, A. <text:s/>and Lee, S. <text:s/>and Mahadeshwar, H. S. <text:s/>and Park, P. <text:s/>and Protopopov, A. <text:s/>and Ren, X. <text:s/>and Seth, S. <text:s/>and Song, X. <text:s/>and Tang, J. <text:s/>and Xi, R. <text:s/>and Yang, L. <text:s/>and Zeng, D. <text:s/>and Kucherlapati, R. <text:s/>and Chin, L. <text:s/>and Zhang, J. <text:s/>and Auman, T. <text:s/>and Balu, S. <text:s/>and Bodenheimer, T. <text:s/>and Buda, E. <text:s/>and Hayes, D. <text:s/>and Hoyle, A. P. <text:s/>and Jefferys, S. R. <text:s/>and Jones, C. D. <text:s/>and Meng, S. <text:s/>and Mieczkowski, P. A. <text:s/>and Mose, L. E. <text:s/>and Parker, J. S. <text:s/>and Perou, C. M. <text:s/>and Roach, J. <text:s/>and Shi, Y. <text:s/>and Simons, J. V. <text:s/>and Soloway, M. G. <text:s/>and Tan, D. <text:s/>and Topal, M. D. <text:s/>and Waring, S. <text:s/>and Wu, J. <text:s/>and Hoadley, K. A. <text:s/>and Baylin, S. B. <text:s/>and Bootwalla, M. S. <text:s/>and Lai, P. H. <text:s/>and Triche, T. J. <text:s/>and Van Den Berg, D. J. <text:s/>and Weisenberger, D. J. <text:s/>and Laird, P. W. <text:s/>and Shen, H. <text:s/>and Chin, L. <text:s/>and Zhang, J. <text:s/>and Getz, G. <text:s/>and Cho, J. <text:s/>and DiCara, D. <text:s/>and Frazer, S. <text:s/>and Heiman, D. <text:s/>and Jing, R. <text:s/>and Lin, P. <text:s/>and Mallard, W. <text:s/>and Stojanov, P. <text:s/>and Voet, D. <text:s/>and Zhang, H. <text:s/>and Zou, L. <text:s/>and Noble, M. <text:s/>and Lawrence, M. <text:s/>and Reynolds, S. M. <text:s/>and Shmulevich, I. <text:s/>and Aksoy, B. <text:s/>and Antipin, Y. <text:s/>and Ciriello, G. <text:s/>and Dresdner, G. <text:s/>and Gao, J. <text:s/>and Gross, B. <text:s/>and Jacobsen, A. <text:s/>and Ladanyi, M. <text:s/>and Reva, B. <text:s/>and Sander, C. <text:s/>and Sinha, R. <text:s/>and Sumer, S. <text:s/>and Taylor, B. S. <text:s/>and Cerami, E. <text:s/>and Weinhold, N. <text:s/>and Schultz, N. <text:s/>and Shen, R. <text:s/>and Benz, S. <text:s/>and Goldstein, T. <text:s/>and Haussler, D. <text:s/>and Ng, S. <text:s/>and Szeto, C. <text:s/>and Stuart, J. <text:s/>and Benz, C. C. <text:s/>and Yau, C. <text:s/>and Zhang, W. <text:s/>and Annala, M. <text:s/>and Broom, B. M. <text:s/>and <text:soft-page-break/>Casasent, T. D. <text:s/>and Ju, Z. <text:s/>and Liang, H. <text:s/>and Liu, G. <text:s/>and Lu, Y. <text:s/>and Unruh, A. K. <text:s/>and Wakefield, C. <text:s/>and Weinstein, J. N. <text:s/>and Zhang, N. <text:s/>and Liu, Y. <text:s/>and Broaddus, R. <text:s/>and Akbani, R. <text:s/>and Mills, G. B. <text:s/>and Adams, C. <text:s/>and Barr, T. <text:s/>and Black, A. D. <text:s/>and Bowen, J. <text:s/>and Deardurff, J. <text:s/>and Frick, J. <text:s/>and Gastier-Foster, J. M. <text:s/>and Grossman, T. <text:s/>and Harper, H. A. <text:s/>and Hart-Kothari, M. <text:s/>and Helsel, C. <text:s/>and Hobensack, A. <text:s/>and Kuck, H. <text:s/>and Kneile, K. <text:s/>and Leraas, K. M. <text:s/>and Lichtenberg, T. M. <text:s/>and McAllister, C. <text:s/>and Pyatt, R. E. <text:s/>and Ramirez, N. C. <text:s/>and Tabler, T. R. <text:s/>and Vanhoose, N. <text:s/>and White, P. <text:s/>and Wise, L. <text:s/>and Zmuda, E. <text:s/>and Barnabas, N. <text:s/>and Berry-Green, C. <text:s/>and Blanc, V. <text:s/>and Boice, L. <text:s/>and Button, M. <text:s/>and Farkas, A. <text:s/>and Green, A. <text:s/>and MacKenzie, J. <text:s/>and Nicholson, D. <text:s/>and Kalloger, S. E. <text:s/>and Gilks, C. B. <text:s/>and Karlan, B. Y. <text:s/>and Lester, J. <text:s/>and Orsulic, S. <text:s/>and Borowsky, M. <text:s/>and Cadungog, M. <text:s/>and Czerwinski, C. <text:s/>and Huelsenbeck-Dill, L. <text:s/>and Iacocca, M. <text:s/>and Petrelli, N. <text:s/>and Rabeno, B. <text:s/>and Witkin, G. <text:s/>and Nemirovich-Danchenko, E. <text:s/>and Potapova, O. <text:s/>and Rotin, D. <text:s/>and Berchuck, A. <text:s/>and Birrer, M. <text:s/>and DiSaia, P. <text:s/>and Monovich, L. <text:s/>and Curley, E. <text:s/>and Gardner, J. <text:s/>and Mallery, D. <text:s/>and Penny, R. <text:s/>and Dowdy, S. C. <text:s/>and Winterhoff, B. <text:s/>and Dao, L. <text:s/>and Gostout, B. <text:s/>and Meuter, A. <text:s/>and Teoman, A. <text:s/>and Dao, F. <text:s/>and Olvera, N. <text:s/>and Bogomolniy, F. <text:s/>and Garg, K. <text:s/>and Soslow, R. A. <text:s/>and Levine, D. A. <text:s/>and Abramov, M. <text:s/>and Bartlett, J. M. <text:s/>and Kodeeswaran, S. <text:s/>and Parfitt, J. <text:s/>and Moiseenko, F. <text:s/>and Clarke, B. A. <text:s/>and Goodman, M. T. <text:s/>and Carney, M. E. <text:s/>and Matsuno, R. K. <text:s/>and Fisher, J. <text:s/>and Huang, M. <text:s/>and Rathmell, W. <text:s/>and Thorne, L. <text:s/>and Van Le, L. <text:s/>and Dhir, R. <text:s/>and Edwards, R. <text:s/>and Elishaev, E. <text:s/>and Zorn, K. <text:s/>and Broaddus, R. <text:s/>and Goodfellow, P. J. <text:s/>and Mutch, D. <text:s/>and Schultz, N. <text:s/>and Liu, Y. <text:s/>and Akbani, R. <text:s/>and Cherniack, A. D. <text:s/>and Cerami, E. <text:s/>and Weinhold, N. <text:s/>and Shen, H. <text:s/>and Hoadley, K. A. <text:s/>and Kahn, A. B. <text:s/>and Bell, D. W. <text:s/>and Pollock, P. M. <text:s/>and Wang, C. <text:s/>and Wheeler, D. A. <text:s/>and Shinbrot, E. <text:s/>and Karlan, B. Y. <text:s/>and Berchuck, A. <text:s/>and Dowdy, S. C. <text:s/>and Winterhoff, B. <text:s/>and Goodman, M. T. <text:s/>and Robertson, A. <text:s/>and Beroukhim, R. <text:s/>and Pashtan, I. <text:s/>and Salvesen, H. B. <text:s/>and Laird, P. W. <text:s/>and Noble, M. <text:s/>and Stuart, J. <text:s/>and Ding, L. <text:s/>and Kandoth, C. <text:s/>and Gilks, C. <text:s/>and Soslow, R. A. <text:s/>and Goodfellow, P. J. <text:s/>and Mutch, D. <text:s/>and Broaddus, R. <text:s/>and Zhang, W. <text:s/>and Mills, G. B. <text:s/>and Kucherlapati, R. <text:s/>and Mardis, E. R. <text:s/>and Levine, D. A. <text:s/>and Ayala, B. <text:s/>and Chu, A. L. <text:s/>and Jensen, M. A. <text:s/>and Kothiyal, P. <text:s/>and Pihl, T. D. <text:s/>and Pontius, J. <text:s/>and Pot, D. A. <text:s/>and Snyder, E. E. <text:s/>and Srinivasan, D. <text:s/>and Kahn, A. B. <text:s/>and Shaw, K. R. <text:s/>and Sheth, M. <text:s/>and Davidsen, T. <text:s/>and Eley, G. <text:s/>and Ferguson, M. L. <text:s/>and Demchok, J. A. <text:s/>and Yang, L. <text:s/>and Guyer, M. S. <text:s/>and Ozenberger, B. A. <text:s/>and Sofia, H. J. ",</text:p>
      <text:p text:style-name="Preformatted_20_Text"><text:s text:c="3"/>Title="{{I}ntegrated genomic characterization of endometrial carcinoma}",</text:p>
      <text:p text:style-name="Preformatted_20_Text"><text:s text:c="3"/>Journal="Nature",</text:p>
      <text:p text:style-name="Preformatted_20_Text"><text:s text:c="3"/>Year="2013",</text:p>
      <text:p text:style-name="Preformatted_20_Text"><text:s text:c="3"/>Volume="497",</text:p>
      <text:p text:style-name="Preformatted_20_Text"><text:s text:c="3"/>Number="7447",</text:p>
      <text:p text:style-name="Preformatted_20_Text"><text:s text:c="3"/>Pages="67--73",</text:p>
      <text:p text:style-name="Preformatted_20_Text"><text:s text:c="3"/>Month="May"</text:p>
      <text:p text:style-name="P11">}</text:p>
      <text:p text:style-name="P5"/>
      <text:p text:style-name="P5"><text:span text:style-name="T1">Explanation about how to do results and discussion</text:span>:</text:p>
      <text:p text:style-name="P5">The results and discussion should not be repetitive. The results section should give a factual presentation of the data and all tables and figures should be referenced; the discussion should not summarize the results but provide an interpretation of the results, and should clearly delineate between the findings of the particular study and the possible impact of those findings in a larger context. Authors are encouraged to cite recent work relevant to their interpretations. Present and discuss results only once, not in both the Results and Discussion sections. It is sometimes acceptable to combine results and discussion. The text should be as succinct as possible. Heed Strunk and White's dictum: "Omit needless w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1" svg:font-family="'Droid Sans Fallback'" style:font-family-generic="modern"/>
    <style:font-face style:name="Liberation Mono" svg:font-family="'Liberation Mono', 'Courier New'" style:font-family-generic="modern"/>
    <style:font-face style:name="FreeSans1" svg:font-family="FreeSans" style:font-family-generic="swiss"/>
    <style:font-face style:name="Droid Arabic Naskh" svg:font-family="'Droid Arabic Nask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Courier New'" style:font-family-generic="modern" fo:font-size="10pt" style:font-name-asian="Droid Sans Fallback1" style:font-family-asian="'Droid Sans Fallback'" style:font-family-generic-asian="modern" style:font-size-asian="10pt" style:font-name-complex="Liberation Mono" style:font-family-complex="'Liberation Mono', 'Courier New'" style:font-family-generic-complex="modern"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8:45:47.773599939</meta:creation-date>
    <dc:date>2016-06-18T16:20:35.271979354</dc:date>
    <meta:editing-duration>PT2H30M28S</meta:editing-duration>
    <meta:editing-cycles>13</meta:editing-cycles>
    <meta:generator>LibreOffice/4.2.8.2$Linux_X86_64 LibreOffice_project/420m0$Build-2</meta:generator>
    <meta:document-statistic meta:table-count="0" meta:image-count="0" meta:object-count="0" meta:page-count="4" meta:paragraph-count="72" meta:word-count="2066" meta:character-count="12670" meta:non-whitespace-character-count="10135"/>
  </office:meta>
</office:document-meta>
</file>